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6_AST.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2.441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7.16cm" fo:break-before="auto" style:use-optimal-row-height="false"/>
    </style:style>
    <style:style style:name="ro9" style:family="table-row">
      <style:table-row-properties style:row-height="14.189cm" fo:break-before="auto" style:use-optimal-row-height="false"/>
    </style:style>
    <style:style style:name="ro10" style:family="table-row">
      <style:table-row-properties style:row-height="1.762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5"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7" style:family="table-cell" style:parent-style-name="Default">
      <style:table-cell-properties style:text-align-source="fix" style:repeat-content="false"/>
      <style:paragraph-properties fo:text-align="center" fo:margin-left="0cm"/>
    </style:style>
    <style:style style:name="ce158" style:family="table-cell" style:parent-style-name="Default" style:data-style-name="N136">
      <style:table-cell-properties style:text-align-source="fix" style:repeat-content="false"/>
      <style:paragraph-properties fo:text-align="end" fo:margin-left="0cm"/>
    </style:style>
    <style:style style:name="ce159"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0" style:family="table-cell" style:parent-style-name="Default" style:data-style-name="N1">
      <style:table-cell-properties style:text-align-source="fix" style:repeat-content="false"/>
      <style:paragraph-properties fo:text-align="end" fo:margin-left="0cm"/>
    </style:style>
    <style:style style:name="ce161"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37">
      <style:table-cell-properties style:text-align-source="fix" style:repeat-content="false"/>
      <style:paragraph-properties fo:text-align="end" fo:margin-left="0cm"/>
    </style:style>
    <style:style style:name="ce163"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4">
      <style:table-cell-properties style:text-align-source="fix" style:repeat-content="false"/>
      <style:paragraph-properties fo:text-align="start" fo:margin-left="0cm"/>
    </style:style>
    <style:style style:name="ce165"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3" table:default-cell-style-name="ce157"/>
        <table:table-column table:style-name="co10" table:default-cell-style-name="ce157"/>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4" office:value-type="string" table:number-columns-spanned="4" table:number-rows-spanned="1">
            <text:p>expression</text:p>
          </table:table-cell>
          <table:covered-table-cell table:number-columns-repeated="3" table:style-name="ce154"/>
          <table:table-cell table:style-name="ce154"/>
          <table:table-cell table:style-name="ce154" office:value-type="string">
            <text:p>expected</text:p>
          </table:table-cell>
          <table:table-cell table:style-name="ce154" office:value-type="string">
            <text:p>actual</text:p>
          </table:table-cell>
          <table:table-cell table:style-name="ce154" office:value-type="string">
            <text:p>result</text:p>
          </table:table-cell>
          <table:table-cell/>
        </table:table-row>
        <table:table-row table:style-name="ro6">
          <table:covered-table-cell/>
          <table:table-cell table:style-name="ce154"/>
          <table:table-cell table:style-name="ce154" office:value-type="string">
            <text:p>arg0</text:p>
          </table:table-cell>
          <table:table-cell table:style-name="ce154" office:value-type="string">
            <text:p>arg1</text:p>
          </table:table-cell>
          <table:table-cell table:style-name="ce154" office:value-type="string">
            <text:p>arg2</text:p>
          </table:table-cell>
          <table:table-cell table:style-name="ce154" office:value-type="string">
            <text:p># args</text:p>
          </table:table-cell>
          <table:table-cell table:style-name="ce154" table:number-columns-repeated="3"/>
          <table:table-cell/>
        </table:table-row>
        <table:table-row table:style-name="ro6">
          <table:table-cell/>
          <table:table-cell table:style-name="ce155"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4" table:formula="of:=IF([.A4];-1;IF([.G4]&lt;&gt;[.H4];0;1))" office:value-type="float" office:value="-1">
            <text:p>SKIP (-1)</text:p>
          </table:table-cell>
          <table:table-cell table:style-name="ce165"/>
        </table:table-row>
        <table:table-row table:style-name="ro6">
          <table:table-cell/>
          <table:table-cell table:style-name="ce156" table:number-columns-repeated="5"/>
          <table:table-cell table:number-columns-repeated="2"/>
          <table:table-cell table:style-name="ce164" table:formula="of:=IF([.A5];-1;IF([.G5]&lt;&gt;[.H5];0;1))" office:value-type="float" office:value="1">
            <text:p>PASS (1)</text:p>
          </table:table-cell>
          <table:table-cell table:style-name="ce165"/>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4"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4"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4"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4"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4"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4"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4"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4"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4"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4"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4"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4"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4"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4"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4"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4"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4"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4"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4"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4"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4"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4"/>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4"/>
          <table:table-cell/>
        </table:table-row>
        <table:table-row table:style-name="ro6" table:number-rows-repeated="17">
          <table:table-cell table:number-columns-repeated="8"/>
          <table:table-cell table:style-name="ce164"/>
          <table:table-cell/>
        </table:table-row>
        <table:table-row table:style-name="ro6">
          <table:table-cell office:value-type="string">
            <text:p>&gt;&gt;&gt;&gt;</text:p>
          </table:table-cell>
          <table:table-cell table:formula="of:=TEST_PARSER(&quot;primitives&quot;)" office:value-type="string" office:string-value="test_Parser(primitives): 0,8 524">
            <text:p>test_Parser(primitives): 0,8 524</text:p>
          </table:table-cell>
          <table:table-cell table:formula="of:=TESTSTAT(&quot;name&quot;; [.B46])" office:value-type="string" office:string-value="test_Parser(primitives):">
            <text:p>test_Parser(primitives):</text:p>
          </table:table-cell>
          <table:table-cell table:style-name="ce158" table:formula="of:=TESTSTAT(&quot;time&quot;; [.B46])" office:value-type="float" office:value="0.8">
            <text:p>0,8 sec</text:p>
          </table:table-cell>
          <table:table-cell table:style-name="ce160" table:formula="of:=TESTSTAT(&quot;count&quot;; [.B46])" office:value-type="float" office:value="524">
            <text:p>524</text:p>
          </table:table-cell>
          <table:table-cell table:style-name="ce162" table:formula="of:=[.E46]/[.D46]" office:value-type="float" office:value="655">
            <text:p>655,0 a/sec</text:p>
          </table:table-cell>
          <table:table-cell table:number-columns-repeated="2"/>
          <table:table-cell table:style-name="ce164"/>
          <table:table-cell/>
        </table:table-row>
        <table:table-row table:style-name="ro6">
          <table:table-cell/>
          <table:table-cell table:formula="of:=TEST_PARSER(&quot;multiplicity&quot;)" office:value-type="string" office:string-value="test_Parser(multiplicity): 1 600">
            <text:p>test_Parser(multiplicity): 1 600</text:p>
          </table:table-cell>
          <table:table-cell table:formula="of:=TESTSTAT(&quot;name&quot;; [.B47])" office:value-type="string" office:string-value="test_Parser(multiplicity):">
            <text:p>test_Parser(multiplicity):</text:p>
          </table:table-cell>
          <table:table-cell table:style-name="ce158" table:formula="of:=TESTSTAT(&quot;time&quot;; [.B47])" office:value-type="float" office:value="1">
            <text:p>1,0 sec</text:p>
          </table:table-cell>
          <table:table-cell table:style-name="ce160" table:formula="of:=TESTSTAT(&quot;count&quot;; [.B47])" office:value-type="float" office:value="600">
            <text:p>600</text:p>
          </table:table-cell>
          <table:table-cell table:style-name="ce162" table:formula="of:=[.E47]/[.D47]" office:value-type="float" office:value="600">
            <text:p>600,0 a/sec</text:p>
          </table:table-cell>
          <table:table-cell table:number-columns-repeated="4"/>
        </table:table-row>
        <table:table-row table:style-name="ro6">
          <table:table-cell/>
          <table:table-cell table:formula="of:=TEST_PARSER(&quot;basic&quot;)" office:value-type="string" office:string-value="test_Parser(basic): 1,1 927">
            <text:p>test_Parser(basic): 1,1 927</text:p>
          </table:table-cell>
          <table:table-cell table:formula="of:=TESTSTAT(&quot;name&quot;; [.B48])" office:value-type="string" office:string-value="test_Parser(basic):">
            <text:p>test_Parser(basic):</text:p>
          </table:table-cell>
          <table:table-cell table:style-name="ce158" table:formula="of:=TESTSTAT(&quot;time&quot;; [.B48])" office:value-type="float" office:value="1.1">
            <text:p>1,1 sec</text:p>
          </table:table-cell>
          <table:table-cell table:style-name="ce160" table:formula="of:=TESTSTAT(&quot;count&quot;; [.B48])" office:value-type="float" office:value="927">
            <text:p>927</text:p>
          </table:table-cell>
          <table:table-cell table:style-name="ce162" table:formula="of:=[.E48]/[.D48]" office:value-type="float" office:value="842.727272727273">
            <text:p>842,7 a/sec</text:p>
          </table:table-cell>
          <table:table-cell table:number-columns-repeated="4"/>
        </table:table-row>
        <table:table-row table:style-name="ro6">
          <table:table-cell/>
          <table:table-cell table:formula="of:=TEST_PARSER(&quot;special&quot;)" office:value-type="string" office:string-value="test_Parser(special): 0,2 160">
            <text:p>test_Parser(special): 0,2 160</text:p>
          </table:table-cell>
          <table:table-cell table:formula="of:=TESTSTAT(&quot;name&quot;; [.B49])" office:value-type="string" office:string-value="test_Parser(special):">
            <text:p>test_Parser(special):</text:p>
          </table:table-cell>
          <table:table-cell table:style-name="ce158" table:formula="of:=TESTSTAT(&quot;time&quot;; [.B49])" office:value-type="float" office:value="0.2">
            <text:p>0,2 sec</text:p>
          </table:table-cell>
          <table:table-cell table:style-name="ce160" table:formula="of:=TESTSTAT(&quot;count&quot;; [.B49])" office:value-type="float" office:value="160">
            <text:p>160</text:p>
          </table:table-cell>
          <table:table-cell table:style-name="ce162" table:formula="of:=[.E49]/[.D49]" office:value-type="float" office:value="800">
            <text:p>800,0 a/sec</text:p>
          </table:table-cell>
          <table:table-cell table:number-columns-repeated="4"/>
        </table:table-row>
        <table:table-row table:style-name="ro6">
          <table:table-cell/>
          <table:table-cell table:formula="of:=TEST_PARSER(&quot;numbers&quot;)" office:value-type="string" office:string-value="test_Parser(numbers): 2,5 2014">
            <text:p>test_Parser(numbers): 2,5 2014</text:p>
          </table:table-cell>
          <table:table-cell table:formula="of:=TESTSTAT(&quot;name&quot;; [.B50])" office:value-type="string" office:string-value="test_Parser(numbers):">
            <text:p>test_Parser(numbers):</text:p>
          </table:table-cell>
          <table:table-cell table:style-name="ce158" table:formula="of:=TESTSTAT(&quot;time&quot;; [.B50])" office:value-type="float" office:value="2.5">
            <text:p>2,5 sec</text:p>
          </table:table-cell>
          <table:table-cell table:style-name="ce160" table:formula="of:=TESTSTAT(&quot;count&quot;; [.B50])" office:value-type="float" office:value="2014">
            <text:p>2014</text:p>
          </table:table-cell>
          <table:table-cell table:style-name="ce162" table:formula="of:=[.E50]/[.D50]" office:value-type="float" office:value="805.6">
            <text:p>805,6 a/sec</text:p>
          </table:table-cell>
          <table:table-cell table:number-columns-repeated="4"/>
        </table:table-row>
        <table:table-row table:style-name="ro6">
          <table:table-cell/>
          <table:table-cell table:formula="of:=TEST_PARSER(&quot;types&quot;)" office:value-type="string" office:string-value="test_Parser(types): 4,2 3800">
            <text:p>test_Parser(types): 4,2 3800</text:p>
          </table:table-cell>
          <table:table-cell table:formula="of:=TESTSTAT(&quot;name&quot;; [.B51])" office:value-type="string" office:string-value="test_Parser(types):">
            <text:p>test_Parser(types):</text:p>
          </table:table-cell>
          <table:table-cell table:style-name="ce158" table:formula="of:=TESTSTAT(&quot;time&quot;; [.B51])" office:value-type="float" office:value="4.2">
            <text:p>4,2 sec</text:p>
          </table:table-cell>
          <table:table-cell table:style-name="ce160" table:formula="of:=TESTSTAT(&quot;count&quot;; [.B51])" office:value-type="float" office:value="3800">
            <text:p>3800</text:p>
          </table:table-cell>
          <table:table-cell table:style-name="ce162" table:formula="of:=[.E51]/[.D51]" office:value-type="float" office:value="904.761904761905">
            <text:p>904,8 a/sec</text:p>
          </table:table-cell>
          <table:table-cell table:number-columns-repeated="4"/>
        </table:table-row>
        <table:table-row table:style-name="ro6">
          <table:table-cell table:number-columns-repeated="3"/>
          <table:table-cell table:style-name="ce159" table:formula="of:=SUM([.D46:.D51])" office:value-type="float" office:value="9.8">
            <text:p>9,8 sec</text:p>
          </table:table-cell>
          <table:table-cell table:style-name="ce161" table:formula="of:=SUM([.E46:.E51])" office:value-type="float" office:value="8025">
            <text:p>8025</text:p>
          </table:table-cell>
          <table:table-cell table:style-name="ce163" table:formula="of:=[.E52]/[.D52]" office:value-type="float" office:value="818.877551020408">
            <text:p>818,9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8,9 8025">
            <text:p>test_Parser(all): 8,9 8025</text:p>
          </table:table-cell>
          <table:table-cell table:formula="of:=TESTSTAT(&quot;name&quot;; [.B54])" office:value-type="string" office:string-value="test_Parser(all):">
            <text:p>test_Parser(all):</text:p>
          </table:table-cell>
          <table:table-cell table:style-name="ce158" table:formula="of:=TESTSTAT(&quot;time&quot;; [.B54])" office:value-type="float" office:value="8.9">
            <text:p>8,9 sec</text:p>
          </table:table-cell>
          <table:table-cell table:style-name="ce160" table:formula="of:=TESTSTAT(&quot;count&quot;; [.B54])" office:value-type="float" office:value="8025">
            <text:p>8025</text:p>
          </table:table-cell>
          <table:table-cell table:style-name="ce162" table:formula="of:=[.E54]/[.D54]" office:value-type="float" office:value="901.685393258427">
            <text:p>901,7 a/sec</text:p>
          </table:table-cell>
          <table:table-cell table:number-columns-repeated="4"/>
        </table:table-row>
        <table:table-row table:style-name="ro6">
          <table:table-cell table:number-columns-repeated="3"/>
          <table:table-cell table:style-name="ce158"/>
          <table:table-cell table:style-name="ce160"/>
          <table:table-cell table:style-name="ce162"/>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2"/>├─op1:'!'<text:line-break/> <text:s text:c="2"/>│ <text:s text:c="3"/>└─C:False<text:line-break/> <text:s text:c="2"/>└─op2:'+'<text:line-break/> <text:s text:c="7"/>├─op2:'*'<text:line-break/> <text:s text:c="7"/>│ <text:s text:c="3"/>├─I:'B'<text:line-break/> <text:s text:c="7"/>│ <text:s text:c="3"/>└─I:'C'<text:line-break/> <text:s text:c="7"/>└─I:'A'</text:p>
          </table:table-cell>
          <table:table-cell table:number-columns-repeated="8"/>
        </table:table-row>
        <table:table-row table:style-name="ro8">
          <table:table-cell table:style-name="ce153" office:value-type="string">
            <text:p>asdf</text:p>
          </table:table-cell>
          <table:table-cell table:style-name="ce153" table:formula="of:=TEST_AST([.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3" office:value-type="string">
            <text:p><text:s text:c="2"/>0 <text:s/>*1</text:p>
          </table:table-cell>
          <table:table-cell table:style-name="ce153" table:formula="of:=TEST_PRSLOGIC_PLOGIC_DT([.A60])" office:value-type="string" office:string-value="─Term&#13;&#10; ├─(*):W&#13;&#10; │    ├─W&#13;&#10; │    │ └─' '&#13;&#10; │    └─W&#13;&#10; │      └─' '&#13;&#10; ├─C_4_5&#13;&#10; │ └─'0'&#13;&#10; ├─(*):W&#13;&#10; │    ├─W&#13;&#10; │    │ └─' '&#13;&#10; │    └─W&#13;&#10; │      └─' '&#13;&#10; └─(?):(..|..)&#13;&#10;      └─(..)&#13;&#10;        ├─'*'&#13;&#10;        ├─(*):W&#13;&#10;        └─Term&#13;&#10;          ├─(*):W&#13;&#10;          ├─C_4_5&#13;&#10;          │ └─'1'&#13;&#10;          ├─(*):W&#13;&#10;          └─(?):(..|..)">
            <text:p>─Term<text:line-break/> ├─(*):W<text:line-break/> │ <text:s text:c="3"/>├─W<text:line-break/> │ <text:s text:c="3"/>│ └─' '<text:line-break/> │ <text:s text:c="3"/>└─W<text:line-break/> │ <text:s text:c="5"/>└─' '<text:line-break/> ├─C_4_5<text:line-break/> │ └─'0'<text:line-break/> ├─(*):W<text:line-break/> │ <text:s text:c="3"/>├─W<text:line-break/> │ <text:s text:c="3"/>│ └─' '<text:line-break/> │ <text:s text:c="3"/>└─W<text:line-break/> │ <text:s text:c="5"/>└─' '<text:line-break/> └─(?):(..|..)<text:line-break/> <text:s text:c="5"/>└─(..)<text:line-break/> <text:s text:c="7"/>├─'*'<text:line-break/> <text:s text:c="7"/>├─(*):W<text:line-break/> <text:s text:c="7"/>└─Term<text:line-break/> <text:s text:c="9"/>├─(*):W<text:line-break/> <text:s text:c="9"/>├─C_4_5<text:line-break/> <text:s text:c="9"/>│ └─'1'<text:line-break/> <text:s text:c="9"/>├─(*):W<text:line-break/> <text:s text:c="9"/>└─(?):(..|..)</text:p>
          </table:table-cell>
          <table:table-cell table:number-columns-repeated="8"/>
        </table:table-row>
        <table:table-row table:style-name="ro10">
          <table:table-cell table:style-name="ce153" office:value-type="string">
            <text:p>pBinDigit</text:p>
          </table:table-cell>
          <table:table-cell table:style-name="ce153" table:formula="of:=TPARSER_TOSTRING([.A61])" office:value-type="string" office:string-value="BinDigit_1 where&#13;&#10;BinDigit_1 ::= (str '0') &gt;&gt;= \_.return 0&#13;&#10;             | (str '1') &gt;&gt;= \_.return 1">
            <text:p>BinDigit_1 where<text:line-break/>BinDigit_1 ::= (str '0') &gt;&gt;= \_.return 0<text:line-break/> <text:s text:c="12"/>| (str '1') &gt;&gt;= \_.return 1</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_1 where&#13;&#10;DecDigit_1 ::= BinDigit_2&#13;&#10;             | (str '2') &gt;&gt;= \_.return 2&#13;&#10;             | (str '3') &gt;&gt;= \_.return 3&#13;&#10;             | (str '4') &gt;&gt;= \_.return 4&#13;&#10;             | (str '5') &gt;&gt;= \_.return 5&#13;&#10;             | (str '6') &gt;&gt;= \_.return 6&#13;&#10;             | (str '7') &gt;&gt;= \_.return 7&#13;&#10;             | (str '8') &gt;&gt;= \_.return 8&#13;&#10;             | (str '9') &gt;&gt;= \_.return 9&#13;&#10;BinDigit_2 ::= (str '0') &gt;&gt;= \_.return 0&#13;&#10;             | (str '1') &gt;&gt;= \_.return 1">
            <text:p>DecDigit_1 where<text:line-break/>DecDigit_1 ::= BinDigit_2<text:line-break/> <text:s text:c="12"/>| (str '2') &gt;&gt;= \_.return 2<text:line-break/> <text:s text:c="12"/>| (str '3') &gt;&gt;= \_.return 3<text:line-break/> <text:s text:c="12"/>| (str '4') &gt;&gt;= \_.return 4<text:line-break/> <text:s text:c="12"/>| (str '5') &gt;&gt;= \_.return 5<text:line-break/> <text:s text:c="12"/>| (str '6') &gt;&gt;= \_.return 6<text:line-break/> <text:s text:c="12"/>| (str '7') &gt;&gt;= \_.return 7<text:line-break/> <text:s text:c="12"/>| (str '8') &gt;&gt;= \_.return 8<text:line-break/> <text:s text:c="12"/>| (str '9') &gt;&gt;= \_.return 9<text:line-break/>BinDigit_2 ::= (str '0') &gt;&gt;= \_.return 0<text:line-break/> <text:s text:c="12"/>| (str '1') &gt;&gt;= \_.return 1</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_1 where&#13;&#10;HexLit_1 ::= (do  _ &lt;- (str '0x')&#13;&#10;                 a0 &lt;- HexNum_2&#13;&#10;              return a0&#13;&#10;             )&#13;&#10;HexNum_2 ::= (do a0 &lt;- HexDigit_3+&#13;&#10;              return ((foldl1 \a0.add ((mul 16) a0)) a0)&#13;&#10;             )&#13;&#10;HexDigit_3 ::= item &gt;&gt;= \a0.(ite (inRange 48 57) \a0.pReturn ((add -48) a0) (ite (inRange 65 70) \a0.pReturn ((add -55) a0) (ite (inRange 97 102) \a0.pReturn ((add -87) a0) (fstArg fail)))) (asc a0)">
            <text:p>HexLit_1 where<text:line-break/>HexLit_1 ::= (do <text:s/>_ &lt;- (str '0x')<text:line-break/> <text:s text:c="16"/>a0 &lt;- HexNum_2<text:line-break/> <text:s text:c="13"/>return a0<text:line-break/> <text:s text:c="12"/>)<text:line-break/>HexNum_2 ::= (do a0 &lt;- HexDigit_3+<text:line-break/> <text:s text:c="13"/>return ((foldl1 \a0.add ((mul 16) a0)) a0)<text:line-break/> <text:s text:c="12"/>)<text:line-break/>HexDigit_3 ::= item &gt;&gt;= \a0.(ite (inRange 48 57) \a0.pReturn ((add -48) a0) (ite (inRange 65 70) \a0.pReturn ((add -55) a0) (ite (inRange 97 102) \a0.pReturn ((add -87) a0) (fstArg fail)))) (asc a0)</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_1 where&#13;&#10;TypeExpr_1 ::= (do  _ &lt;- ([ \t])*&#13;&#10;                   a0 &lt;- NonArrow_2&#13;&#10;                    _ &lt;- ([ \t])*&#13;&#10;                   a1 &lt;- ((str '-&gt;') &gt;&gt;= \_.TypeExpr_1)?&#13;&#10;                return (maybeMakeArrowType a0 a1)&#13;&#10;               )&#13;&#10;NonArrow_2 ::= BaseType_8&#13;&#10;             | TypeVar_9&#13;&#10;             | ListType_3&#13;&#10;             | ParensTyEx_7&#13;&#10;             | (do a0 &lt;- (do a1 &lt;- [A-Z]&#13;&#10;                             a2 &lt;- [a-z]+&#13;&#10;                          return ((foldl concat) a1 a2)&#13;&#10;                         )&#13;&#10;                   a3 &lt;- (([ \t])+ &gt;&gt;= \_.NonArrow_2)*&#13;&#10;                return (mkTypeCtor a0 a3)&#13;&#10;               )&#13;&#10;ParensTyEx_7 ::= (do  _ &lt;- (str '(')&#13;&#10;                     a0 &lt;- TyUnitSuffix_4&#13;&#10;                         | TySingleSuffix_5&#13;&#10;                         | TyTupleSuffix_6&#13;&#10;                  return a0&#13;&#10;                 )&#13;&#10;TyTupleSuffix_6 ::= (do a0 &lt;- TypeExpr_1&#13;&#10;                        a1 &lt;- (do  _ &lt;- (str ',')&#13;&#10;                                  a2 &lt;- TypeExpr_1&#13;&#10;                               return a2&#13;&#10;                              )+&#13;&#10;                         _ &lt;- (str ')')&#13;&#10;                     return (mkTupleType a0 a1)&#13;&#10;                    )&#13;&#10;TySingleSuffix_5 ::= (do a0 &lt;- TypeExpr_1&#13;&#10;                          _ &lt;- (str ')')&#13;&#10;                      return a0&#13;&#10;                     )&#13;&#10;TyUnitSuffix_4 ::= (str ')') &gt;&gt;= \_.return '(Unit [])'&#13;&#10;ListType_3 ::= (do  _ &lt;- (str '[')&#13;&#10;                   a0 &lt;- (do a1 &lt;- TypeExpr_1&#13;&#10;                             a2 &lt;- (return [])&#13;&#10;                          return (cons a1 a2)&#13;&#10;                         )&#13;&#10;                    _ &lt;- (str ']')&#13;&#10;                return ((mkTypeCtor 'List') a0)&#13;&#10;               )&#13;&#10;TypeVar_9 ::= [a-z] &gt;&gt;= return ° mkTypeVar&#13;&#10;BaseType_8 ::= (str 'Any')&#13;&#10;             | (str 'Bool')&#13;&#10;             | (str 'Char')&#13;&#10;             | (str 'Str')&#13;&#10;             | (str 'Int')&#13;&#10;             | (str 'Long')">
            <text:p>TypeExpr_1 where<text:line-break/>TypeExpr_1 ::= (do <text:s/>_ &lt;- ([ \t])*<text:line-break/> <text:s text:c="18"/>a0 &lt;- NonArrow_2<text:line-break/> <text:s text:c="19"/>_ &lt;- ([ \t])*<text:line-break/> <text:s text:c="18"/>a1 &lt;- ((str '-&gt;') &gt;&gt;= \_.TypeExpr_1)?<text:line-break/> <text:s text:c="15"/>return (maybeMakeArrowType a0 a1)<text:line-break/> <text:s text:c="14"/>)<text:line-break/>NonArrow_2 ::= BaseType_8<text:line-break/> <text:s text:c="12"/>| TypeVar_9<text:line-break/> <text:s text:c="12"/>| ListType_3<text:line-break/> <text:s text:c="12"/>| ParensTyEx_7<text:line-break/> <text:s text:c="12"/>| (do a0 &lt;- (do a1 &lt;- [A-Z]<text:line-break/> <text:s text:c="28"/>a2 &lt;- [a-z]+<text:line-break/> <text:s text:c="25"/>return ((foldl concat) a1 a2)<text:line-break/> <text:s text:c="24"/>)<text:line-break/> <text:s text:c="18"/>a3 &lt;- (([ \t])+ &gt;&gt;= \_.NonArrow_2)*<text:line-break/> <text:s text:c="15"/>return (mkTypeCtor a0 a3)<text:line-break/> <text:s text:c="14"/>)<text:line-break/>ParensTyEx_7 ::= (do <text:s/>_ &lt;- (str '(')<text:line-break/> <text:s text:c="20"/>a0 &lt;- TyUnitSuffix_4<text:line-break/> <text:s text:c="24"/>| TySingleSuffix_5<text:line-break/> <text:s text:c="24"/>| TyTupleSuffix_6<text:line-break/> <text:s text:c="17"/>return a0<text:line-break/> <text:s text:c="16"/>)<text:line-break/>TyTupleSuffix_6 ::= (do a0 &lt;- TypeExpr_1<text:line-break/> <text:s text:c="23"/>a1 &lt;- (do <text:s/>_ &lt;- (str ',')<text:line-break/> <text:s text:c="33"/>a2 &lt;- TypeExpr_1<text:line-break/> <text:s text:c="30"/>return a2<text:line-break/> <text:s text:c="29"/>)+<text:line-break/> <text:s text:c="24"/>_ &lt;- (str ')')<text:line-break/> <text:s text:c="20"/>return (mkTupleType a0 a1)<text:line-break/> <text:s text:c="19"/>)<text:line-break/>TySingleSuffix_5 ::= (do a0 &lt;- TypeExpr_1<text:line-break/> <text:s text:c="25"/>_ &lt;- (str ')')<text:line-break/> <text:s text:c="21"/>return a0<text:line-break/> <text:s text:c="20"/>)<text:line-break/>TyUnitSuffix_4 ::= (str ')') &gt;&gt;= \_.return '(Unit [])'<text:line-break/>ListType_3 ::= (do <text:s/>_ &lt;- (str '[')<text:line-break/> <text:s text:c="18"/>a0 &lt;- (do a1 &lt;- TypeExpr_1<text:line-break/> <text:s text:c="28"/>a2 &lt;- (return [])<text:line-break/> <text:s text:c="25"/>return (cons a1 a2)<text:line-break/> <text:s text:c="24"/>)<text:line-break/> <text:s text:c="19"/>_ &lt;- (str ']')<text:line-break/> <text:s text:c="15"/>return ((mkTypeCtor 'List') a0)<text:line-break/> <text:s text:c="14"/>)<text:line-break/>TypeVar_9 ::= [a-z] &gt;&gt;= return ° mkTypeVar<text:line-break/>BaseType_8 ::= (str 'Any')<text:line-break/> <text:s text:c="12"/>| (str 'Bool')<text:line-break/> <text:s text:c="12"/>| (str 'Char')<text:line-break/> <text:s text:c="12"/>| (str 'Str')<text:line-break/> <text:s text:c="12"/>| (str 'Int')<text:line-break/> <text:s text:c="12"/>| (str 'Long')</text:p>
          </table:table-cell>
          <table:table-cell table:number-columns-repeated="8"/>
        </table:table-row>
        <table:table-row table:style-name="ro6" table:number-rows-repeated="1048511">
          <table:table-cell table:number-columns-repeated="10"/>
        </table:table-row>
        <table:table-row table:style-name="ro6">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2">02.05.2017</text:date>, <text:time>00:00:5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02T00:00:58.85</dc:date>
    <meta:editing-duration>P146DT45M21S</meta:editing-duration>
    <meta:editing-cycles>494</meta:editing-cycles>
    <meta:generator>OpenOffice/4.1.2$Win32 OpenOffice.org_project/412m3$Build-9782</meta:generator>
    <meta:document-statistic meta:table-count="10" meta:cell-count="7716"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Optional a As Variant, Optional b As Variant)
	Dim oFn As Object : If isNull(oFn) Then : oFn = Fn.equ : End If
	Dim result as Variant
	If isMissing(a) Then
		result = oFn
	ElseIf isMissing(b) Then
		result = apply(oFn, a)
	Else
		Dim ta As String, tb As String, tmp As String
		ta = typeOf(a)
		tb = typeOf(b)
		If Not(ta = tb) Then
			If (isNull(a) And startsWith(tb, ta)) Or (isNull(b) And startsWith(ta, tb)) Then
				result = False
			Else
				croak("equ: incompatible types " &amp; ta &amp; " and " &amp; tb)
			End If
		Else ' ta = tb
			Select Case ta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chr(13)), "\n") ' TODO: fix toString \r vs \n
			t = Join(Split(t, chr(10)), "\r") ' TODO: fix toString \r vs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compose()
	test_add()
	test_mul()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List(Optional x As Variant)
	If isMissing(x) Then
		isList = Fn.isList
	Else
		isList = (typeOf(x) = typeOf(nil))
	End If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xs.head), map(f, xs.tail))
		End If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Dim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Dim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Dim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Dim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flatten = foldl(adjoin, nil, xs)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Type TFn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isEmpty		As Object
	toString	As Object
	concat		As Object
	readHex		As Object
	equ			As Object
	inRange		As Object
	
	applyToList	As Object

	isList		As Object
	isNil		As Object
	cons		As Object
	length		As Object
	car			As Object
	cdr			As Object
	cadr		As Object
	caddr		As Object
	map			As Object
	foldl		As Object
	foldr		As Object
	foldl1		As Object
'	foldr1		As Object
	adjoin		As Object
	flatten 	As Object
	reverse 	As Object
	
	TParser_toString	As Object
	mkParser 			As Object
	pReturn				As Object
	pStr				As Object
	pBind				As Object
	pChoice				As Object
	mkTypeVar			As Object
	maybeMakeArrowType	As Object
	mkTypeCtor			As Object
	mkTupleType			As Object
	
	TASN_toString		As Object
	mkDtTerminal		As Object
	mkDtCClass			As Object
	mkDtNonterminal		As Object
	mkDtMult			As Object
	toDerivationP		As Object
End Type


Sub Main
	test_Fn()
End Sub

Function newFn(name As String, arity As Integer, Optional typ)
	Dim result As New TFn
	result.which = name
	result.arity = arity
	If Not(isMissing(typ)) Then
		result.str = name &amp; " :: " &amp; typ
	Else
		result.str = name
	End If
	newFn = result
End Function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isEmpty	= lookupFn("isEmpty")
		result.toString = lookupFn("toString")
		result.concat	= lookupFn("concat")
		result.readHex	= lookupFn("readHex")
		result.equ		= lookupFn("equ")
		result.inRange	= lookupFn("inRange")
		
		result.applyToList = lookupFn("applyToList")

		result.isList	= lookupFn("isList")
		result.isNil	= lookupFn("isNil")
		result.cons		= lookupFn("cons")
		result.length	= lookupFn("length")
		result.car 		= lookupFn("car")
		result.cdr 		= lookupFn("cdr")
		result.cadr 	= lookupFn("cadr")
		result.caddr 	= lookupFn("caddr")
		result.map		= lookupFn("map")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mkTypeVar		  = lookupFn("mkTypeVar")
		result.maybeMakeArrowType = lookupFn("maybeMakeArrowType")
		result.mkTypeCtor		  = lookupFn("mkTypeCtor")
		result.mkTupleType		  = lookupFn("mkTupleType")

		result.TASN_toString 	= lookupFn("TASN_toString")
		result.mkDtTerminal		= lookupFn("mkDtTerminal")
		result.mkDtCClass		= lookupFn("mkDtCClass")
		result.mkDtNonterminal  = lookupFn("mkDtNonterminal")
		result.mkDtMult  		= lookupFn("mkDtMult")
		result.toDerivationP	= lookupFn("toDerivationP")
	End If
	Fn = result
End Function

Function mkPartialApp(fn As Object, arg As Variant)
	Dim result As New TFn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ny -&gt; Bool"), _
			newFn("isEmpty",		1, "Any -&gt; Bool"), _
			newFn("toString",		1, "Any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concat",			2, "Str -&gt; Str -&gt; Str"), _
			newFn("asc",			1, "Char -&gt; Int"), _
			newFn("chr",			1, "Int -&gt; Char"), _
			newFn("readHex",		1, "Str -&gt; Long"), _
			_
			newFn("existsF",		1), _
			newFn("arityF", 		1), _
			newFn("applyToList",	2), _
			_
			newFn("TList_toString",	1), _
			newFn("TList_equ",		2), _
			newFn("isList",			1, "Any -&gt; Bool"), _
			newFn("isNil",			1, "[a] -&gt; Bool"), _
			newFn("cons",			2, "a -&gt; [a] -&gt; [a]"), _
			newFn("length",			1), _
			newFn("car",			1), _
			newFn("cdr",			1), _
			newFn("cadr",			1), _
			newFn("caddr",			1), _
			newFn("map",			2, "(a -&gt; b) -&gt; [a] -&gt; [b]"), _
			newFn("foldl",			3), _
			newFn("foldr",			3), _
			newFn("foldl1",			2), _
			newFn("foldr1",			2), _
			newFn("map",			2), _
			newFn("filter",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mkTypeVar",			1, "Char -&gt; Str"), _
			newFn("maybeMakeArrowType",	2, "Typ -&gt; Maybe Typ -&gt; Typ"), _
			newFn("mkTypeCtor",			2, "Str -&gt; [Typ] -&gt; Typ"), _
			newFn("mkTupleType",		2, "Typ -&gt; [Typ] -&gt; Typ"), _
			_
			newFn("TASN_toString",		1, "ASN -&gt; Str"), _
			newFn("mkDtTerminal",		1, "Str -&gt; ASN"), _
			newFn("mkDtCClass",			2, "Str -&gt; Str -&gt; ASN"), _
			newFn("mkDtNonterminal",	2, "Str -&gt; [ASN] -&gt; ASN"), _
			newFn("mkDtMult",			2, "Str -&gt; [ASN] -&gt; ASN"), _
			newFn("toDerivationP", 		1, "Parser Str -&gt; Parser ASN")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isEmpty":		result = isEmpty(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mkTypeVar":	result = mkTypeVar(	a0)
		Case "TList_toString":		result = TList_toString(	a0)
		Case "TParser_toString":	result = TParser_toString(	a0)
		Case "TASN_toString":		result = TASN_toString(		a0)
		Case "mkDtTerminal":		result = mkDtTerminal(		a0)
		Case "toDerivationP":		result = toDerivationP(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applyToList":	result = applyToList(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maybeMakeArrowType": result = maybeMakeArrowType(a0, a1)
		Case "mkTypeCtor":	result = mkTypeCtor(	a0, a1)
		Case "mkTupleType":	result = mkTupleType(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		a0, a1, a2)
		Case "foldr":		result = foldr(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Dim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hr(13)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id As Integer
	tp As String
	st As Variant
	st0 As Variant
	st1 As Variant
	st2 As Variant
	st3 As Variant
	st4 As Variant
	str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choic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 TODO: TParser_toString: seriously work out where to put parens and where not
Function TParser_toString(Optional ByVal p As Variant)
	Dim result As Variant
	If isMissing(p) Then
		result = Fn.TParser_toString
	Else
		If isString(p) Then
			p = lookupParser(p)
		End If
		Dim rules As Object
		rules = nil
		result = _TParser_toString(p, 0, "", False, rules)
		If Not(isNil(rules)) Then
			Dim newLine As String
			newLine = chr(13) &amp; chr(10)
			result = result &amp; " where" &amp; newLine _
				   &amp; Join(toArray(rules), newLine)
		End If
	End If
	TParser_toString = result
End Function

Function _TParser_toString( _
	ByVal p As Object, _
	ByRef k As Integer, _
	ByVal indent As String, _
	ByVal isNewLines As Boolean, _
	ByRef rules As Object _
)
	Dim result As String, f As Object
	If p.str &lt;&gt; "" Then
		result = p.str
	Else : Select Case p.tp
		Case "ind"
			If isNull(p.st0) Then ' yet uninitialized indirection
				result = "(ind " &amp; p.st1 &amp; " Nothing)"
			ElseIf p.st2 Then ' seen it before
				result = p.st1 ' contains a name like Rule_123
			Else ' initialized but not seen before
				p.st2 = True	' set the "visited"-mark
				result = p.st1 &amp; " ::= "
				' In the new rule, start over fresh indent and var counter
				indent = Space(Len(result))
				Dim j As Integer
				j = 0
				result = result &amp; _TParser_toString(p.st0, j, indent, True, rules)
				rules = cons(result, rules)
				result = p.st1	' just return the name
				p.st2 = False	' clear "visited"-mark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p.st, k, indent, False, rules) &amp; ")"
		Case "many1"
			If (p.st.tp) = "choice" Or (p.st.tp = "bind") Then
				result = "(" &amp; _TParser_toString(p.st, k, indent &amp; " ", False, rules) &amp; ")"
			Else
				result = _TParser_toString(p.st, k, indent, False, rules)
			End If
			result = result &amp; "+"
		Case "choice"
			Dim altL As Object, altR As Object
			altL = p.st0
			altR = p.st1
			If isPZeroOrOne(p) Then
				' it has shape p +++ return Empty
				' so it's effectively "zero-or-one" p, which can be written as "p?"
				
				If (altL.tp = "choice") Or (altL.tp = "bind") Then
					result = "(" &amp; _TParser_toString(altL, k, indent &amp; " ", False, rules) &amp; ")"
				Else
					result = _TParser_toString(altL, k, indent, False, rules)
				End If
				result = result &amp; "?"
			ElseIf isPMany(p) Then
				' it has shape many1 p +++ return nil
				If (altL.st.tp = "choice") Or (altL.st.tp = "bind") Then
					result = "(" &amp; _TParser_toString(altL.st, k, indent &amp; " ", False, rules) &amp; ")"
				Else
					result = _TParser_toString(altL.st, k, indent, False, rules)
				End If
				result = result &amp; "*"
			Else
				Dim altLStr As String, altRStr As String
				If isNewLines Then
					altLStr = _TParser_toString(altL, k, indent, isNewLines, rules)
					altRStr = _TParser_toString(altR, k, indent, isNewLines, rules)	
					result = altLStr _
						   &amp; chr(13) &amp; chr(10) _
						   &amp; space(len(indent) - 2) _
						   &amp; "| " _
						   &amp; altRStr
				Else
					altLStr = _TParser_toString(altL, k, indent, isNewLines, rules)
					altRStr = _TParser_toString(altR, k, indent, isNewLines, rules)
					If altL.tp = "bind" Then
						altLStr = "(" &amp; altLStr &amp; ")"
					End If
					If altR.tp = "bind" Then
						altRStr = "(" &amp; altRStr &amp; ")"
					End If
					result = altLStr _
						   &amp; " | " _
						   &amp; altRStr
				End If
			End If
		Case "bind"
			Dim q As Object
			q = p.st(0)
			f = p.st(1)
			result = _TParser_toString(q, k, indent, False, rules) &amp; " &gt;&gt;= "
			If isKsomething(f) Then
				q = car(partialArgs(f)) ' peel off the K
				If isKreturn(f) Then
					Dim v As Variant			
					v = q.st ' peel off the pReturn
					result = result &amp; "\_.return " &amp; toString(v)
				Else
					result = result &amp; "\_." &amp; _TParser_toString(q, k, indent, False, rules)
				End If
			Else
				If isBreturn(f) Then
					f = car(partialArgs(f)) ' get out B's 2nd arg (they're in reverse!)
					result = result &amp; "return ° "
				End If
				result = result &amp; TFn_toString(f)
			End If
		Case "seq"
			Dim ps As Variant, i As Integer
			Dim fName As String, args As Object, argsStr As String
			ps = p.st(0)
			f  = p.st(1)
			fName = getFnName(f)
			args = nil
			result = "(do "
			Dim addIndent As String, newLine As String, innerIndent As String
			addIndent = Space(Len(result))
			newLine = chr(13) &amp; chr(10) &amp; indent
			innerIndent = indent &amp; addIndent &amp; Space(Len("aX &lt;- "))
			For i = LBound(ps) To UBound(ps)
				If isPSkip(ps(i)) Then
					If ps(i).st.tp = "choice" Then
						isNewLines = True
					Else
						isNewLines = False
					End If
					result = result _
						   &amp; " _ &lt;- " _
						   &amp; _TParser_toString(ps(i).st, k, innerIndent, isNewLines, rules)
				Else
					If ps(i).tp = "choice" Then
						isNewLines = True
					Else
						isNewLines = False
					End If
					result = result &amp; "a" &amp; k
					args = cons("a" &amp; k, args)
					k = k + 1
					result = result _
						   &amp; " &lt;- " _
						   &amp; _TParser_toString(ps(i), k, innerIndent, isNewLines, rules)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 returnEmpty = mkParser("return", Empty) : End If
	If isMissing(v) Then
		pReturn = oFn
	ElseIf isEmpty(v) Then
		pReturn = returnEmpty
	Else
		pReturn = mkParser("return", v)
	End If
End Function

' monadic bind, aka "&gt;&gt;="
' for the Parser type that is the fn of type Parser a -&gt; (a -&gt; Parser b) -&gt; Parser b
' which applies the Parser p and if that succeeds feeds its result to the fn f
' to give the overall result Parser b that f returns
Function pBind(Optional p As Parser, Optional f As Object)
	Dim oFn As Object : If isNull(oFn) Then : oFn = Fn.pBind : End If
	Dim result As Variant
	If isMissing(f) Then
		If isMissing(p) Then
			result = oFn
		Else
			' TODO: pBind: check if p is proper Parser
			result = apply(oFn, p)
		End If
	Else
		bindStats(p, f)
		' TODO: pBind: check if f is proper function
		result = mkParser("bind", Array(p, f))
		result.st0 = p
		result.st1 = f
		If isKsomething(f) Then
			Dim v As Object
			v = car(partialArgs(f)) ' peel off K	
			If isKreturn(f) Then
				result.st2 = 2
				Dim inner As String
				inner = toString(v)
				result.st3 = v.st ' peel off pReturn
			Else
				result.st2 = 1
				result.st3 = v	' the subsequent parser
			End If
		ElseIf isBreturn(f) Then
			Dim g As Object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 "ind" Then
					If isNull(x.st) Then
						xStr = "K P???" &amp; x.id
					Else
						xStr = "K P" &amp; x.st.id
					End If
				Else
					xStr = "K " &amp; TParser_toString(x)
				End If
			ElseIf isBsomething(x) Then
				Dim g As Object, h As Object
				g = cadr(partialArgs(x)) ' they're in reverse order!
				h = car(partialArgs(x))
				xStr = "B (" &amp; getFnName(g) &amp; "...) (" &amp; getFnName(h) &amp; "...)"
			Else
				xStr = TFn_toString(x)
			End If
			out = cons(chr(10) &amp; "  " &amp; 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	pSat = pBind( pItem, ite(predicate, pReturn, fstArg(pFail)) )
	pSat = mkParser("sat", predicate)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Function pSat(predicate)
'	pBind(pItem, ite(predicate, pReturn, fstArg(pFail))
'End Function

' succeeds if either p1 succeeds (then returning p1's result and pos)
' or (and only if p1 fails) if p2 succeeds, returns p2's result and pos.
' fails if both, p1 and p2 fail
Function pChoice(Optional p1 As Parser, Optional p2 As Parser)
	Dim oFn As Object :	If isNull(oFn) Then : oFn = Fn.pChoice : End If
	Dim result As Object
	If isMissing(p1) Then
		result = oFn
	ElseIf isMissing(p2) Then
		result = apply(oFn, p1)
	Else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 pattern-matches p against "q +++ return Empty" where q any parser
Function isPZeroOrOne(p As Parser)
	Dim result As Boolean : result = False
	If p.tp = "choice" Then
		Dim sndAlt As Object ' 2nd alternative
		sndAlt = p.st(1)
		' check if it has shape p +++ return Empty (which is effectively "zero-or-one" p)
		result = ((sndAlt.tp = "return") And isEmpty(sndAlt.st))
	End If
	isPZeroOrOne = result
End Function

' never fails: if p fails than pZeroOrOne(p) returns Empty + same pos as result,
' otherwise returns whatever p returns as result (+ pos)
' matches at most once
Function pZeroOrOne(p As Parser)
	If isPZeroOrOne(p) Then
		pZeroOrOne = p
	Else
		pZeroOrOne = pChoice(p, pReturn(Empty))
	End If
End Function

Function isPMany1(p As Parser) As Boolean
	isPMany1 = (p.tp = "many1")
End Function

Function isPMany(p As Parser) As Boolean
	Dim result As Boolean
	result = False
	If p.tp = "many" Then
		result = True
	ElseIf p.tp = "choice" Then
		Dim sndAlt As Object
		sndAlt = p.st(1)
		' check if it has shape p +++ return Empty (which is effectively "zero-or-one" p)
		If (sndAlt.tp = "return") And isObject(sndAlt.st) Then
			If isNil(sndAlt.st) Then
				result = isPMany1(p.st(0))
			End If
		End If
	End If
	isPMany = result
End Function

' pMany: never fails: if p fails then pMany(p) returns nil + same pos as result,
' otherwise returns a of p results (in the order as in the parsed string) + last pos
' matches as many as possible
Function pMany(p As Parser)
	' Note: direct impl might give a little more perf (not worth it)
	pMany = pChoice(pMany1(p), pReturn(nil))
End Function

' pMany1: same as pMany except that it fails if there is no match at all
' matches as many as possible
Function pMany1(p As Parser)
	pMany1 = mkParser("many1", p)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pWhite()
	Static result As Parser	' an uninitialized instance of Parser at first
	If result.tp = "" Then
		result = pChoice(pStr(" "), pStr(Chr(9))
		result.str = "[ \t]"
	End If
	pWhite = result
End Function

Function pAlphaLower()
	Static result As Object
	If isNull(result) Then
		result = pSat(compose(inRange(Asc("a"), Asc("z")), Fn.asc))
		result.str = "[a-z]"
	End If
	pAlphaLower = result
End Function

Function pAlphaUpper()
	Static result As Object
	If isNull(result) Then
		result = pSat(compose(inRange(Asc("A"), Asc("Z")), Fn.asc))
		result.str = "[A-Z]"
	End If
	pAlphaUpper = result
End Function

Function pBinDigit()
	Static result As Parser	' an uninitialized instance of Parser at first
	If result.tp = "" Then
		result = pInd("BinDigit")
		result = fixIndirection(result, pChoice(_
			pBind(pStr("0"), fstArg(pReturn(0))), _
			pBind(pStr("1"), fstArg(pReturn(1)))_
		))
		''not paying off (yet):
'		result = pBind(pItem, compose(ite(inRange(Asc("0"), Asc("1")), compose(pReturn, add(-Asc("0"))), fstArg(pFail)), Fn.asc)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Dim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Dim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Dim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Not(isUnderSkip) Then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directly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
			isUnderSkip = True
			Goto _applyP_begin
			'result = _applyP(p.st, s, pos, endPos, True)
			'If endPos &gt; 0 Then
			'	assertEqual(result, Empty).x
			'End If
		Case "sat"
			If pos &gt; Len(s) Then
				Goto _applyP_parseFailure
			End If
			result = Mid(s, pos, 1)
			If Not(apply(p.st,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If isUnderSkip And Not(isParseFailure(result)) Then
	'	assertEqual(result(0), Empty).x
	'End If
_applyP_parseSuccess:
	_applyP = result
	Exit Function
_applyP_parseFailure: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ssertEqual(p.st2, 0).x
			End If
		Case "seq"
			applyP_seq = applyP_seq + 1
		Case "skip"	' tail-recursive
			applyP_skip = applyP_skip + 1
		Case "sat"
			applyP_sat = applyP_sat + 1
		Case "many1"
			applyP_many1 = applyP_many1 + 1
		Case "fail"
			applyP_fail = applyP_fail + 1
		Case "ind"	' tail-recursive
			applyP_ind = applyP_ind + 1
			If isNull(p.st0) Then
				assertEqual(p.st(0), p.st0).x
			Else
				assertEqual(typeOf(p.st(0)), typeOf(p.st0)).x
				assertEqual(typeOf(p.st0), typeOf(pFail)).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sat()
		test_Parser_skip()
	End If
	If isMissing(what) Or (what = "all") Or (what = "multiplicity") Then
		test_Parser_zeroOrOne()
		test_Parser_skip_zeroOrOne()
		test_Parser_many()
		test_Parser_many1()
	End If
	If isMissing(what) Or (what = "all") Or (what = "basic") Then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hr(13) &amp; "that's ~" &amp; aPerSec &amp; " assertions/sec"
		MsgBox(summary)
		result = summary
		Dim parserInstCount As Integer
		parserInstCount = pReturn("just something").id

		msgbox(parserInstCount &amp; " Parser instances" _
				&amp; chr(13) &amp; "applyP_callCount: " &amp; applyP_callCount _
				&amp; chr(13) &amp; "_applyP_callCount: " &amp; _applyP_callCount(0) &amp; "/" &amp; _applyP_callCount(1) _
				&amp; chr(13) &amp; "applyP_str: " &amp; applyP_str _
				&amp; chr(13) &amp; "applyP_choice: " &amp; applyP_choice _
				&amp; chr(13) &amp; "applyP_item: " &amp; applyP_item _
				&amp; chr(13) &amp; "applyP_end: " &amp; applyP_end _
				&amp; chr(13) &amp; "applyP_bind: " &amp; applyP_bind _
				&amp; chr(13) &amp; "  (applyP_bind_K_x: " &amp; applyP_bind_K_x &amp; ")" _
				&amp; chr(13) &amp; "  (applyP_bind_K_return: " &amp; applyP_bind_K_return &amp; ")" _
				&amp; chr(13) &amp; "  (applyP_bind_B_f_g: " &amp; applyP_bind_B_f_g &amp; ")" _
				&amp; chr(13) &amp; "  (applyP_bind_B_return_g: " &amp; applyP_bind_B_return_g &amp; ")" _
				&amp; chr(13) &amp; "applyP_return: " &amp; applyP_return _
				&amp; chr(13) &amp; "applyP_seq: " &amp; applyP_seq _
				&amp; chr(13) &amp; "applyP_skip: " &amp; applyP_skip _
				&amp; chr(13) &amp; "applyP_sat: " &amp; applyP_sat _
				&amp; chr(13) &amp; "applyP_many1: " &amp; applyP_many1 _
				&amp; chr(13) &amp; "applyP_fail: " &amp; applyP_fail _
				&amp; chr(13) &amp; "applyP_ind: " &amp; applyP_ind _
				&amp; chr(13) &amp; length(bindFns) &amp; " bindFns: " &amp; toString(bindFns))
	Else
		result = Join(Array("test_Parser(" &amp; what &amp; "):", tm, aCount), " ")
	End If
	test_Parser = result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sat()
	Dim p As Parser, actual As Variant
	Set p = pSat(apply(Fn.equ, "a")
	
	refute_parses(p, "").x
	refute_parses(p, " ").x
	assert_parses(p, "a",		"a", 2).x
	assert_parses(p, "aa",		"a", 2).x
	refute_parses(p, "1").x
	refute_parses(p, "[]").x
	assert_parses(p, "abcd",	"a", 2).x
	refute_parses(p, chr(13)).x
	refute_parses(p, chr( 9)).x
End Function

Function test_Parser_skip()
	Dim p As Parser, actual As Variant
	Set p = pSkip(pItem)
	refute_parses(p, "").x
	applyP(p, " ")
	assert_parses(p, " ",		Empty, 2).x
	assert_parses(p, "a",		Empty, 2).x
	assert_parses(p, "1",		Empty, 2).x
	assert_parses(p, "[]",		Empty, 2).x
	assert_parses(p, "abcd",	Empty, 2).x
	assert_parses(p, chr(13),   Empty, 2).x
	assert_parses(p, chr( 9),	Empty, 2).x
	
	' skip fail = fail
	Set p = pSkip(pFail)
	refute_parses(p, "").x
	refute_parses(p, " ").x
	refute_parses(p, "a").x
	refute_parses(p, "1").x
	refute_parses(p, "[]").x
	refute_parses(p, "abcd").x
	refute_parses(p, chr(13)).x
	refute_parses(p, chr( 9)).x
		
	Set p = pSkip(pBind(pItem, fstArg(pItem)))
	refute_parses(p, "").x
	refute_parses(p, " ").x
	refute_parses(p, "a").x
	refute_parses(p, "1").x
	assert_parses(p, "[]",				Empty, 3).x
	assert_parses(p, "abcd",			Empty, 3).x
	refute_parses(p, chr(13)).x
	refute_parses(p, chr( 9)).x
	assert_parses(p, chr(13) &amp; chr(13),	Empty, 3).x
	assert_parses(p, chr( 9) &amp; chr( 9),	Empty, 3).x

	' skip (return x) = return Empty
	Set p = pSkip(pReturn("foo"))
	assert_parses(p, "",		Empty, 1).x
	assert_parses(p, " ",		Empty, 1).x
	assert_parses(p, "a",		Empty, 1).x
	assert_parses(p, "1",		Empty, 1).x
	assert_parses(p, "[]",		Empty, 1).x
	assert_parses(p, "abcd",	Empty, 1).x
	assert_parses(p, chr(13),   Empty, 1).x
	assert_parses(p, chr( 9),	Empty, 1).x

	' skip (skip x) = skip x
	Set p = pSkip(pSkip(pItem))
'	msgbox(toString(p))
	refute_parses(p, "").x
	assert_parses(p, " ",		Empty, 2).x
	assert_parses(p, "a",		Empty, 2).x
	assert_parses(p, "1",		Empty, 2).x
	assert_parses(p, "[]",		Empty, 2).x
	assert_parses(p, "abcd",	Empty, 2).x
	assert_parses(p, chr(13),   Empty, 2).x
	assert_parses(p, chr( 9),	Empty, 2).x

	Set p = pSkip(pStr("foo"))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Seq(Array(pStr("f"), pStr("oo")), concat)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Many(pItem))
'	msgbox(toString(p))
	assert_parses(p, "",		Empty, 1).x
	assert_parses(p, " ",		Empty, 2).x
	assert_parses(p, "a",		Empty, 2).x
	assert_parses(p, "1",		Empty, 2).x
	assert_parses(p, "[]",		Empty, 3).x
	assert_parses(p, "abcd",	Empty, 5).x
	assert_parses(p, chr(13),   Empty, 2).x
	assert_parses(p, chr( 9),	Empty, 2).x	
	
	Set p = pSkip(pMany1(pItem))
	refute_parses(p, "").x
	assert_parses(p, " ",		Empty, 2).x
	assert_parses(p, "a",		Empty, 2).x
	assert_parses(p, "1",		Empty, 2).x
	assert_parses(p, "[]",		Empty, 3).x
	assert_parses(p, "abcd",	Empty, 5).x
	assert_parses(p, chr(13),   Empty, 2).x
	assert_parses(p, chr( 9),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hr(13),   Empty, 1).x
	assert_parses(p, chr( 9),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chr(9) &amp; "  ").x
	refute_parses(p, chr(9) &amp; "  x").x
	assert_parses(p, chr(9) &amp; "  xx",	"xx",  6).x
	assert_parses(p, chr(9)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End Function

Function test_Parser_skip_zeroOrOne()
	Dim p As Parser
	Dim data As Variant
			
	data = Array("", " ", " " &amp; chr(13), "asdf", " bar", "b", "ba", "bar", "barb",_
		"barba", "barbar", chr(13), chr(13) &amp; "bar", chr(13) &amp; chr(13),_
		chr(13) &amp; chr(13)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alphaLower()
	Dim p As Parser
	p = pAlphaLow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f = TParser_toString
	assertEqual(isFn(f), True).x
	assertEqual(arity(f),   1).x
	assertEqual(apply(f, pFail), "fail").x

	' pSeqL(..., id)
	p = pSeqL(Array(pItem), id)
	assert_toStr(p, "(do a0 &lt;- item" &amp; chr(13) &amp; chr(10) _
				  &amp; " return [a0]" &amp; chr(13) &amp; chr(10) _
				  &amp; ")").x
	p = pSeqL(Array(pItem, pItem), id)
	assert_toStr(p, "(do a0 &lt;- item" &amp; chr(13) &amp; chr(10) _
				  &amp; "    a1 &lt;- item" &amp; chr(13) &amp; chr(10) _
				  &amp; " return [a0, a1]" &amp; chr(13) &amp; chr(10) _
				  &amp; ")").x
	p = pSeqL(Array(pItem, pStr("x"), pItem), id)
	assert_toStr(p, "(do a0 &lt;- item" &amp; chr(13) &amp; chr(10) _
				  &amp; "    a1 &lt;- (str 'x')" &amp; chr(13) &amp; chr(10) _
				  &amp; "    a2 &lt;- item" &amp; chr(13) &amp; chr(10) _
				  &amp; " return [a0, a1, a2]" &amp; chr(13) &amp; chr(10) _
				  &amp; ")").x
	p = pSeqL(Array(pItem, pSkip(pStr("x")), pItem), id)
	assert_toStr(p, "(do a0 &lt;- item" &amp; chr(13) &amp; chr(10) _
				  &amp; "     _ &lt;- (str 'x')" &amp; chr(13) &amp; chr(10) _
				  &amp; "    a1 &lt;- item" &amp; chr(13) &amp; chr(10) _
				  &amp; " return [a0, a1]" &amp; chr(13) &amp; chr(10) _
				  &amp; ")").x

	' pSeqL(..., reverse)
	p = pSeqL(Array(pItem), reverse)
	assert_toStr(p, "(do a0 &lt;- item" &amp; chr(13) &amp; chr(10) _
				  &amp; " return (reverse [a0])" &amp; chr(13) &amp; chr(10) _
				  &amp; ")").x
	p = pSeqL(Array(pItem, pStr("x"), pItem), reverse)
	assert_toStr(p, "(do a0 &lt;- item" &amp; chr(13) &amp; chr(10) _
				  &amp; "    a1 &lt;- (str 'x')" &amp; chr(13) &amp; chr(10) _
				  &amp; "    a2 &lt;- item" &amp; chr(13) &amp; chr(10) _
				  &amp; " return (reverse [a0, a1, a2])" &amp; chr(13) &amp; chr(10) _
				  &amp; ")").x
	p = pSeqL(Array(pItem, pSkip(pStr("x")), pItem), reverse)
	assert_toStr(p, "(do a0 &lt;- item" &amp; chr(13) &amp; chr(10) _
				  &amp; "     _ &lt;- (str 'x')" &amp; chr(13) &amp; chr(10) _
				  &amp; "    a1 &lt;- item" &amp; chr(13) &amp; chr(10) _
				  &amp; " return (reverse [a0, a1])" &amp; chr(13) &amp; chr(10) _
				  &amp; ")").x

	' pSeq(..., id) ' NOT pSeqL!
	p = pSeq(Array(pItem), id)
	assert_toStr(p, "(do a0 &lt;- item" &amp; chr(13) &amp; chr(10) _
				  &amp; " return a0" &amp; chr(13) &amp; chr(10) _
				  &amp; ")").x
	p = pSeq(Array(pItem, pSkip(pItem)), id)
	assert_toStr(p, "(do a0 &lt;- item" &amp; chr(13) &amp; chr(10) _
				  &amp; "     _ &lt;- item" &amp; chr(13) &amp; chr(10) _
				  &amp; " return a0" &amp; chr(13) &amp; chr(10) _
				  &amp; ")").x
	p = pSeq(Array(pSkip(pItem), pItem), id)
	assert_toStr(p, "(do  _ &lt;- item" &amp; chr(13) &amp; chr(10) _
				  &amp; "    a0 &lt;- item" &amp; chr(13) &amp; chr(10) _
				  &amp; " return a0" &amp; chr(13) &amp; chr(10)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assert_toStr(pMany1(pWhite),					toString(pWhite) &amp; "+").x
	assert_toStr(pSkip(pMany1(pWhite)),				"(skip " &amp; toString(pWhite) &amp; "+)").x

	assert_toStr(pMany(pItem),						"item*").x
	assert_toStr(pSkip(pMany(pItem)),				"(skip item*)").x

	MsgBox(toString(pTypeExpr))

	p = pInd("")
	assert_toStr(p,	"(ind Nothing)").x
	q = pItem
	p = fixIndirection(p, q)
	assert_toStr(p,	"(ind P" &amp; q.id &amp; " ::= " &amp; toString(q) &amp; ")").x

	p = pInd("")
	p = fixIndirection(p, pChoice(pStr("x"), pSeq(Array(pSkip(pStr("(")), p, pSkip(pStr(")"))), id))
'	assert_toStr(p,	"(str 'x') +++ ?????? )").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Type TASN ' "Abstract Syntax Node"
	tyname As String
	label As Variant
	value As Variant
	children As Object
End Type


Sub Main
	test_AST()
End Sub


Function mkASN(label, value, children As Object)
	Dim result As New TASN
	result.tyname = "TASN"
	result.label = label
	result.value = value
	If Not(typeOf(children) = typeOf(nil)) Then
		croak("mkASN: invalid list of children " &amp; toString(children))
	End If
	result.children = children
	mkAsn = result
End Function

Function isASN(x As Variant) As Boolean
	isASN = (typeOf(x) = "Object/TAS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chr(13) &amp; chr(10) _
					   &amp; _TASN_toString( _
					   		child, _
							prefixC &amp; "└" , _
							prefixC &amp; " " _
						 )
			Else
				result = result _
					   &amp; chr(13) &amp; chr(10)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Label(n As Object)
	asnLabel = n.label
End Function

Function asnValue(n As Object)
	asnValue = n.value
End Function

Function asnChildren(n As Object)
	asnChildren = n.children
End Function

Function asnIsLeaf(n As Object) As Boolean
	asnIsLeaf = isNil(asnChildren(n))
End Function

Function asnChildCount(n As Object) As Integer
	asnChildCount = length(asnChildren(n))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nil not valid as list of children")
	Else
		result = mkASN(ruleName, Empty, children)
	End If
	mkDtNonterminal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toDerivationP(Optional p As Object)
	If isMissing(p) Then
		toDerivationP = Fn.toDerivationP
		Exit Function
	End If
	Dim result As Variant, f As Object
	Select Case p.tp
		Case "str"
			result = pBind(p, compose(pReturn, mkDtTerminal))
		Case "item"
			result = pBind(p, compose(pReturn, mkDtCClass("(.)")))
			'result = pSeq(Array(p), mkDtCClass("(.)"))
		Case "choice"
			result = pChoice( _
				toDerivationP(p.st0), _
				toDerivationP(p.st1) _
			)
		Case "seq" ' only simple sequences supported here
			f = p.st(1)
			If (getFnName(f) = getFnName(Fn.id)) Then
				result = pSeqL( _
					map(Fn.toDerivationP, p.st(0)), _
					id _
				)			
			'ElseIf isApplyToListId(f) Then
			Else
				croak("toDerivationP/NYI: pSeq(..., " _
					 &amp; TFn_toString(p.st(1)) &amp; ")" _
					 &amp; chr(13) &amp; chr(10) _
					 &amp; toString(p)_
				)
			End If
		Case "ind"
			If p.st2 Then ' seen before
				If isEmpty(p.st3) Then
					croak("toDerivationP: replace " &amp; p.st1 &amp; "???")
				End If
				result = p.st3
			ElseIf isNull(p.st0) Then
				croak("toDerivationP/NYI: uninitialized indirection " &amp; p.st1)
			Else ' p.st0 returns a single ASN
				p.st2 = True ' set the "visited"-mark
				Dim name As String, q As Object
				name = p.st1
				q = pInd(name)
				p.st3 = q
				q = fixIndirection(q, pBind( _
						toDerivationP(p.st0), _
						compose(pReturn, compose( _
							mkDtNonterminal(q.st1), _
							ite(isList, _
								id, _
								swap(cons, nil) _
							) _
						)) _
				))
				'q = fixIndirection(q, pSeq( _
				'		Array(toDerivationP(p.st0)), _
				'		compose( _
				'			mkDtNonterminal(q.st1), _
				'			ite(isList, _
				'				id, _
				'				swap(cons, nil) _
				'			) _
				'		) _
				'))
				p.st3 = Empty
				p.st2 = False ' clear the "visited"-mark
				
				result = q
			End If
		Case Else
			croak("toDerivationP: cannot handle .tp=" &amp; toString(p.tp))
	End Select
	
	toDerivationP = result
End Function

Function pStr_dt(s As String)
	pStr_dt = pBind(pStr(s), compose(pReturn, mkDtTerminal))
End Function

Function pMany_dt(p As Object)
	pMany_dt = pBind(pMany(p), compose(pReturn, _
		compose( _
			mkDtMult("(*):W"), _
			id _
		) _
	))
'			map(ite(isString, compose(mkDtTerminal, concat("!!")), id) _
'			map(mkDtTerminal) _
End Function

Function pZeroOrOne_dt(p As Object)
	Dim q As Object, f As Object
	q = pZeroOrOne(p)
	f = compose( _
			mkDtMult("(?):(..|..)"), _
			ite(Fn.isEmpty, _
				fstArg(nil), _
				swap(cons, nil) _
			) _
		)
	pZeroOrOne_dt = pBind(q, compose(pReturn, f))
End Function

'= tests ======================================================================

Function test_AST()
	test_AST_TASN_toString()
	test_AST_toDerivationP()
	test_AST_pMany_dt()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
	Dim p As Object, q As Object, r As Variant, x As Object

	p = pItem
	q = toDerivationP(p)
	refute_parses(q, "").x
	x = mkDtCClass("(.)", "a")
	assert_parses(q, "a", x, 2).x
	x = mkDtCClass("(.)", "b")
	assert_parses(q, "bca", x, 2).x
	x = mkDtCClass("(.)", "c")
	assert_parses(q, "cabc", x, 2).x
	x = mkDtCClass("(.)", " ")
	assert_parses(q, " xyzabc", x, 2).x
	
	p = pStr("z")
	q = toDerivationP(p)
	refute_parses(q, Array("", "cba", "x", "y")).x
	x = mkDtTerminal("z")
	assert_parses(q, "z", x, 2).x
	' really reads only as many chars as pStr does:
	assert_parses(q, "zz", x, 2).x
	assert_parses(q, "zy", x, 2).x

	p = pStr("abc")
	q = toDerivationP(p)
	refute_parses(q, Array("", "y", "cba")).x
	x = mkDtTerminal("abc")
	assert_parses(q, "abc", x, 4).x
	' really reads only as many chars as pStr does:
	assert_parses(q, "abcabc", x, 4).x
	assert_parses(q, "abcxyz", x, 4).x

	p = pChoice(pStr("0"), pStr("1"))
	q = toDerivationP(p)
	refute_parses(q, Array("", "y", "cba")).x
	x = mkDtTerminal("0")
	assert_parses(q, "0", x, 2).x
	x = mkDtTerminal("1")
	assert_parses(q, "1", x, 2).x

	p = pSeqL(Array(pItem), id)
	q = toDerivationP(p)
	refute_parses(q, "").x
	x = List(mkDtCClass("(.)", "x"))
	assert_parses(q, "x", x, 2).x
	assert_parses(q, "x1", x, 2).x
	x = List(mkDtCClass("(.)", "y"))
	assert_parses(q, "y1abc", x, 2).x

	p = pSeqL(Array(pItem, pStr("1")), id)
	q = toDerivationP(p)
	refute_parses(q, "", "x0", " a").x
	x = List(mkDtCClass("(.)", "x"), mkDtTerminal("1"))
	assert_parses(q, "x1", x, 3).x
	x = List(mkDtCClass("(.)", "y"), mkDtTerminal("1"))
	assert_parses(q, "y1abc", x, 3).x

	p = pSeqL(Array(pStr("0"), pItem, pStr("1")), id)
	q = toDerivationP(p)
	refute_parses(q, "", "0", "0a", "xa1").x
	x = List(mkDtTerminal("0"), mkDtCClass("(.)", "a"), mkDtTerminal("1"))
	assert_parses(q, "0a1", x, 4).x
	x = List(mkDtTerminal("0"), mkDtCClass("(.)", "b"), mkDtTerminal("1"))
	assert_parses(q, "0b1xyz", x, 4).x
	
	p = pInd("Foo")
	p = fixIndirection(p, pItem)
	q = toDerivationP(p)
	refute_parses(q, "").x
	x = mkDtNonterminal(q.st1, List(mkDtCClass("(.)", "a")))
	assert_parses(q, "a", x, 2).x
	x = mkDtNonterminal(q.st1, List(mkDtCClass("(.)", "b")))
	assert_parses(q, "b", x, 2).x
	assert_parses(q, "bb", x, 2).x
	assert_parses(q, "bc", x, 2).x
		
	p = pInd("Bar")
	p = fixIndirection(p, pSeqL(Array(pItem, pStr("1")), id)
	q = toDerivationP(p)
	msgbox(toString(p) &amp; chr(13) &amp; chr(13) &amp; toString(q))
	refute_parses(q, "", "a", "aa", "a0", "b", "b1").x
	x = mkDtNonterminal(q.st1, List(mkDtCClass("(.)", "a"), mkDtTerminal("1")))
	msgbox(toString(x))
	assert_parses(q, "a1", x, 3).x
	assert_parses(q, "a1b", x, 3).x
End Function

Function test_AST_pMany_dt()
	Dim p As Object, r As Variant, x As Object
	Dim termEps As Object, termZ As Object, termZY As Object
	termEps = mkDtTerminal("")
	termZ   = mkDtTerminal("z")
	termZY	= mkDtTerminal("zy")
	
	p = pMany_dt(pStr_dt("z"))
	x = mkDtMult("*", nil)
	assert_parses(p, "", x, 1).x
	assert_parses(p, "x", x, 1).x
	assert_parses(p, "xy", x, 1).x
	assert_parses(p, "xyz", x, 1).x

	x = mkDtNonterminal("*", List(termZ))
	r = applyP(p, "z")
	r = TASN_toString(r(0))
	assert_parses(p, "z", x, 2).x
	assert_parses(p, "zx", x, 2).x

	x = mkDtNonterminal("*", List(termZ, termZ))
	assert_parses(p, "zz", x, 3).x
	assert_parses(p, "zza", x, 3).x

	p = pMany_dt(pStr_dt("zy"))
	x = mkDtMult("*", nil)
	assert_parses(p, "", x, 1).x
	assert_parses(p, "x", x, 1).x
	assert_parses(p, "xy", x, 1).x
	assert_parses(p, "z", x, 1).x
	assert_parses(p, "xzy", x, 1).x
	
	x = mkDtNonterminal("*", List(termZY))
	assert_parses(p, "zy", x, 3).x
	assert_parses(p, "zyX", x, 3).x
	assert_parses(p, "zyXzy", x, 3).x
	
	x = mkDtNonterminal("*", List(termZY, termZY))
	assert_parses(p, "zyzy", x, 5).x
	assert_parses(p, "zyzyX", x, 5).x
	
	x = mkDtNonterminal("*", List(termZY, termZY, termZY))
	assert_parses(p, "zyzyzy", x, 7).x
	assert_parses(p, "zyzyzyX", x, 7).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 pC = ((pStr "0") +++ (pStr "1")) &gt;&gt;= return ° (mkDtNonterm "C") ° (swap cons nil)
		pC = fixIndirection(pInd("C"), _
			pChoice(pStr("0"), pStr("1")) _
		)
		pC = toDerivationP(pC)
		'pC = pBind(foldl1(pChoice, List( _
		'		pStr_dt("0"), _
		'		pStr_dt("1") _
		'	)), compose(compose(pReturn, mkDtNonterminal("C")), swap(cons, nil)) _
		')
		pI = pBind(foldl1(pChoice, List( _
				pStr_dt("A"), _
				pStr_dt("B"), _
				pStr_dt("C"), _
				pStr_dt("D") _
			)), compose(compose(pReturn, mkDtNonterminal("I")), swap(cons, nil)) _
		)
		pW = pBind(foldl1(pChoice, List( _
				pStr_dt(" "), _
				pStr_dt(chr(9)) _
			)), compose(compose(pReturn, mkDtNonterminal("W")), swap(cons, nil)) _
		)
		pN = pSeqL(Array( _
				pStr_dt("!"), _
				pMany_dt(pW), _
				pF _
			), mkDtNonterminal("N") _
		)
		pF = fixIndirection(pF, foldl1(pChoice, List( _
			pC, pI, pN _
		)))
		pT = fixIndirection(pT, pSeqL(Array( _
				pMany_dt(pW), _
				pF, _
				pMany_dt(pW), _
				pZeroOrOne_dt( _
					pSeqL(Array( _
							pStr_dt("*"), _
							pMany_dt(pW), _
							pT _
						), _
						mkDtNonterminal("(..)") _
					)) _
			 ), mkDtNonterminal("Term")) _
		)
		result = pT
		'msgbox(toString(pF))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x_Scratch.xml><?xml version="1.0" encoding="utf-8"?>
<!DOCTYPE module  PUBLIC '-//OpenOffice.org//DTD OfficeDocument 1.0//EN'  'module.dtd'>
<script:module xmlns:script="http://openoffice.org/2000/script" script:name="M0x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x_Scratch"/>
  <library:element library:name="M06_AST"/>
  <library:element library:name="M07_PrsLogic"/>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